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5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3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8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10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11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2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577cm" fo:min-width="7.15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89cm" fo:min-width="7.15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0.853cm" draw:shadow="hidden"/>
    </style:style>
    <style:style style:name="gr16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5cm" fo:min-width="1.336cm" draw:shadow="hidden"/>
    </style:style>
    <style:style style:name="gr17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8" style:family="graphic" style:parent-style-name="standard">
      <style:graphic-properties draw:stroke="solid" svg:stroke-width="0cm" draw:fill="solid" draw:fill-color="#f0f0cc" draw:fill-hatch-solid="false" draw:textarea-horizontal-align="center" draw:textarea-vertical-align="middle" draw:shadow="hidden"/>
    </style:style>
    <style:style style:name="gr19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37cm"/>
    </style:style>
    <style:style style:name="gr22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183cm" fo:min-width="7.158cm" draw:shadow="hidden"/>
    </style:style>
    <style:style style:name="gr25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7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1.416cm" draw:shadow="hidden"/>
    </style:style>
    <style:style style:name="gr2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1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415cm" fo:min-width="6.877cm"/>
    </style:style>
    <style:style style:name="gr3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71cm" fo:min-width="1.551cm"/>
    </style:style>
    <style:style style:name="gr3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5cm" fo:min-width="7.158cm" draw:shadow="hidden"/>
    </style:style>
    <style:style style:name="gr35" style:family="graphic" style:parent-style-name="standard">
      <style:graphic-properties draw:stroke="solid" svg:stroke-width="0cm" svg:stroke-color="#008000" draw:marker-end="" draw:marker-end-width="0.3cm" draw:fill="solid" draw:fill-color="#ff00ff" draw:textarea-horizontal-align="center" draw:textarea-vertical-align="middle" draw:shadow="hidden"/>
    </style:style>
    <style:style style:name="gr3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3cm" fo:min-width="7.158cm" draw:shadow="hidden"/>
    </style:style>
    <style:style style:name="gr37" style:family="graphic" style:parent-style-name="standard">
      <style:graphic-properties draw:stroke="none" draw:fill="none" fo:min-height="0.39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9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4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7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8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800080" fo:font-family="Arial" style:font-family-generic="swiss" style:font-pitch="variable" fo:font-size="10pt"/>
    </style:style>
    <style:style style:name="T6" style:family="text">
      <style:text-properties fo:color="#ff0000" fo:font-family="Arial" style:font-family-generic="swiss" style:font-pitch="variable" fo:font-size="10pt"/>
    </style:style>
    <style:style style:name="T7" style:family="text">
      <style:text-properties fo:color="#999999" fo:font-family="Arial" style:font-family-generic="swiss" style:font-pitch="variable" fo:font-size="16pt"/>
    </style:style>
    <style:style style:name="T8" style:family="text">
      <style:text-properties fo:color="#008080" fo:font-family="Arial" style:font-family-generic="swiss" style:font-pitch="variable" fo:font-size="10pt"/>
    </style:style>
    <style:style style:name="T9" style:family="text">
      <style:text-properties fo:color="#0000ff" fo:font-family="Arial" style:font-family-generic="swiss" style:font-pitch="variable" fo:font-size="10pt"/>
    </style:style>
    <style:style style:name="T10" style:family="text">
      <style:text-properties fo:color="#808080" fo:font-family="Arial" style:font-family-generic="swiss" style:font-pitch="variable" fo:font-weight="normal"/>
    </style:style>
    <style:style style:name="T11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2" style:family="text">
      <style:text-properties fo:color="#808080" fo:font-family="Arial" style:font-family-generic="swiss" style:font-pitch="variable" fo:font-size="12pt" fo:font-weight="normal"/>
    </style:style>
    <style:style style:name="T13" style:family="text">
      <style:text-properties fo:color="#008000" fo:font-family="Arial" style:font-family-generic="swiss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23cm" svg:height="0.635cm" svg:x="3.58cm" svg:y="2.963cm">
              <text:p/>
            </draw:rect>
            <draw:frame draw:style-name="gr4" draw:text-style-name="P5" draw:layer="layout" svg:width="2cm" svg:height="0.535cm" svg:x="3.755cm" svg:y="3.063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513cm" svg:x="6.315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968cm" svg:y="2.963cm">
              <text:p/>
            </draw:rect>
          </draw:g>
          <draw:g>
            <draw:rect draw:style-name="gr6" draw:text-style-name="P1" draw:layer="layout" svg:width="1.27cm" svg:height="0.635cm" svg:x="1.693cm" svg:y="2.964cm">
              <text:p/>
            </draw:rect>
            <draw:frame draw:style-name="gr7" draw:text-style-name="P8" draw:layer="layout" svg:width="1.17cm" svg:height="0.539cm" svg:x="1.796cm" svg:y="3.074cm">
              <draw:text-box>
                <text:p text:style-name="P7"><text:span text:style-name="T2">libGL</text:span></text:p>
              </draw:text-box>
            </draw:frame>
          </draw:g>
        </draw:g>
        <draw:g>
          <draw:rect draw:style-name="gr8" draw:text-style-name="P1" draw:layer="layout" svg:width="2.54cm" svg:height="1.183cm" svg:x="4.868cm" svg:y="5.82cm">
            <text:p/>
          </draw:rect>
          <draw:frame draw:style-name="gr9" draw:text-style-name="P3" draw:layer="layout" svg:width="2.486cm" svg:height="1.269cm" svg:x="4.922cm" svg:y="5.821cm">
            <draw:text-box>
              <text:p text:style-name="P2"><text:span text:style-name="T1">X Proxy</text:span><text:span text:style-name="T1"><text:line-break/></text:span><text:span text:style-name="T3">(VNC, etc.)</text:span></text:p>
            </draw:text-box>
          </draw:frame>
        </draw:g>
        <draw:line draw:style-name="gr10" draw:text-style-name="P1" draw:layer="layout" svg:x1="4.614cm" svg:y1="3.598cm" svg:x2="4.614cm" svg:y2="8.043cm">
          <text:p/>
        </draw:line>
        <draw:line draw:style-name="gr11" draw:text-style-name="P1" draw:layer="layout" svg:x1="6.655cm" svg:y1="3.598cm" svg:x2="6.655cm" svg:y2="5.82cm">
          <text:p/>
        </draw:line>
        <draw:line draw:style-name="gr12" draw:text-style-name="P1" draw:layer="layout" svg:x1="7.09cm" svg:y1="5.82cm" svg:x2="7.09cm" svg:y2="3.598cm">
          <text:p/>
        </draw:line>
        <draw:frame draw:style-name="gr13" draw:text-style-name="P9" draw:layer="layout" svg:width="1.524cm" svg:height="1.577cm" svg:x="4.941cm" svg:y="7.14cm">
          <draw:text-box>
            <text:p text:style-name="P2"><text:span text:style-name="T4">GLX and</text:span></text:p>
            <text:p text:style-name="P2"><text:span text:style-name="T4">EGL/X11</text:span></text:p>
          </draw:text-box>
        </draw:frame>
        <draw:frame draw:style-name="gr14" draw:text-style-name="P10" draw:layer="layout" svg:width="1.27cm" svg:height="0.789cm" svg:x="7.185cm" svg:y="4.199cm">
          <draw:text-box>
            <text:p text:style-name="P2"><text:span text:style-name="T3">X11</text:span></text:p>
            <text:p text:style-name="P2"><text:span text:style-name="T3">Events</text:span></text:p>
          </draw:text-box>
        </draw:frame>
        <draw:frame draw:style-name="gr15" draw:text-style-name="P11" draw:layer="layout" svg:width="0.853cm" svg:height="0.789cm" svg:x="5.745cm" svg:y="3.983cm">
          <draw:text-box>
            <text:p text:style-name="P2"><text:span text:style-name="T5">X11</text:span><text:span text:style-name="T5"><text:line-break/></text:span><text:span text:style-name="T5">cmds</text:span></text:p>
          </draw:text-box>
        </draw:frame>
        <draw:frame draw:style-name="gr16" draw:text-style-name="P12" draw:layer="layout" svg:width="1.336cm" svg:height="0.395cm" svg:x="0.723cm" svg:y="7.018cm">
          <draw:text-box>
            <text:p text:style-name="P2"><text:span text:style-name="T6">OpenGL</text:span></text:p>
          </draw:text-box>
        </draw:frame>
        <draw:line draw:style-name="gr17" draw:text-style-name="P1" draw:layer="layout" svg:x1="9.313cm" svg:y1="1.559cm" svg:x2="9.313cm" svg:y2="11.218cm">
          <text:p/>
        </draw:line>
        <draw:g>
          <draw:rect draw:style-name="gr18" draw:text-style-name="P1" draw:layer="layout" svg:width="4.362cm" svg:height="1.27cm" svg:x="10.9cm" svg:y="5.82cm">
            <text:p/>
          </draw:rect>
          <draw:frame draw:style-name="gr9" draw:text-style-name="P3" draw:layer="layout" svg:width="4.036cm" svg:height="1.269cm" svg:x="10.991cm" svg:y="5.821cm">
            <draw:text-box>
              <text:p text:style-name="P2"><text:span text:style-name="T1">Client 0</text:span><text:span text:style-name="T1"><text:line-break/></text:span><text:span text:style-name="T3">(VNC, etc.)</text:span></text:p>
            </draw:text-box>
          </draw:frame>
        </draw:g>
        <draw:g>
          <draw:rect draw:style-name="gr19" draw:text-style-name="P1" draw:layer="layout" svg:width="4.362cm" svg:height="0.635cm" svg:x="10.9cm" svg:y="4.533cm">
            <text:p/>
          </draw:rect>
          <draw:frame draw:style-name="gr20" draw:text-style-name="P13" draw:layer="layout" svg:width="4.036cm" svg:height="0.634cm" svg:x="10.991cm" svg:y="4.534cm">
            <draw:text-box>
              <text:p text:style-name="P2"><text:span text:style-name="T7">Client 1</text:span></text:p>
            </draw:text-box>
          </draw:frame>
        </draw:g>
        <draw:g>
          <draw:rect draw:style-name="gr19" draw:text-style-name="P1" draw:layer="layout" svg:width="4.362cm" svg:height="0.635cm" svg:x="10.9cm" svg:y="2.945cm">
            <text:p/>
          </draw:rect>
          <draw:frame draw:style-name="gr20" draw:text-style-name="P13" draw:layer="layout" svg:width="4.036cm" svg:height="0.634cm" svg:x="10.991cm" svg:y="2.946cm">
            <draw:text-box>
              <text:p text:style-name="P2"><text:span text:style-name="T7">Client N</text:span></text:p>
            </draw:text-box>
          </draw:frame>
        </draw:g>
        <draw:frame draw:style-name="gr21" draw:layer="layout" svg:width="0.637cm" svg:height="0.937cm" svg:x="12.686cm" svg:y="3.279cm">
          <draw:text-box>
            <text:p text:style-name="P2">...</text:p>
          </draw:text-box>
        </draw:frame>
        <draw:line draw:style-name="gr22" draw:text-style-name="P1" draw:layer="layout" svg:x1="7.408cm" svg:y1="6.12cm" svg:x2="10.9cm" svg:y2="6.12cm">
          <text:p/>
        </draw:line>
        <draw:frame draw:style-name="gr14" draw:text-style-name="P10" draw:layer="layout" svg:width="3.058cm" svg:height="0.789cm" svg:x="8.125cm" svg:y="6.755cm">
          <draw:text-box>
            <text:p text:style-name="P2"><text:span text:style-name="T3">KB/ mouse</text:span><text:span text:style-name="T3"><text:line-break/></text:span><text:span text:style-name="T3">events</text:span></text:p>
          </draw:text-box>
        </draw:frame>
        <draw:line draw:style-name="gr23" draw:text-style-name="P1" draw:layer="layout" svg:x1="10.9cm" svg:y1="6.638cm" svg:x2="7.408cm" svg:y2="6.638cm">
          <text:p/>
        </draw:line>
        <draw:frame draw:style-name="gr24" draw:text-style-name="P14" draw:layer="layout" svg:width="3.033cm" svg:height="1.183cm" svg:x="8.102cm" svg:y="2.933cm">
          <draw:text-box>
            <text:p text:style-name="P2"><text:span text:style-name="T8">image stream</text:span></text:p>
            <text:p text:style-name="P2"><text:span text:style-name="T8">encoded using</text:span></text:p>
            <text:p text:style-name="P2"><text:span text:style-name="T8">custom protocol</text:span></text:p>
          </draw:text-box>
        </draw:frame>
        <draw:line draw:style-name="gr25" draw:text-style-name="P1" draw:layer="layout" svg:x1="7.408cm" svg:y1="6.138cm" svg:x2="10.882cm" svg:y2="4.834cm">
          <text:p/>
        </draw:line>
        <draw:line draw:style-name="gr25" draw:text-style-name="P1" draw:layer="layout" svg:x1="7.408cm" svg:y1="6.138cm" svg:x2="10.9cm" svg:y2="3.28cm">
          <text:p/>
        </draw:line>
        <draw:line draw:style-name="gr26" draw:text-style-name="P1" draw:layer="layout" svg:x1="2.128cm" svg:y1="3.598cm" svg:x2="2.128cm" svg:y2="8.678cm">
          <text:p/>
        </draw:line>
        <draw:line draw:style-name="gr27" draw:text-style-name="P1" draw:layer="layout" svg:x1="2.545cm" svg:y1="3.598cm" svg:x2="2.545cm" svg:y2="8.678cm">
          <text:p/>
        </draw:line>
        <draw:frame draw:style-name="gr28" draw:text-style-name="P15" draw:layer="layout" svg:width="1.416cm" svg:height="0.789cm" svg:x="2.639cm" svg:y="5.503cm">
          <draw:text-box>
            <text:p text:style-name="P2"><text:span text:style-name="T9">rendered</text:span><text:span text:style-name="T9"><text:line-break/></text:span><text:span text:style-name="T9">frames</text:span></text:p>
          </draw:text-box>
        </draw:frame>
        <draw:g>
          <draw:g>
            <draw:rect draw:style-name="gr1" draw:text-style-name="P1" draw:layer="layout" svg:width="3.429cm" svg:height="0.635cm" svg:x="3.979cm" svg:y="8.043cm">
              <text:p/>
            </draw:rect>
            <draw:frame draw:style-name="gr29" draw:text-style-name="P3" draw:layer="layout" svg:width="3.302cm" svg:height="0.632cm" svg:x="4.106cm" svg:y="8.044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8cm" svg:height="0.635cm" svg:x="1.71cm" svg:y="8.678cm">
              <text:p/>
            </draw:rect>
            <draw:frame draw:style-name="gr30" draw:text-style-name="P3" draw:layer="layout" svg:width="4.598cm" svg:height="0.632cm" svg:x="1.829cm" svg:y="8.681cm">
              <draw:text-box>
                <text:p text:style-name="P2"><text:span text:style-name="T1">GPU Driver</text:span></text:p>
              </draw:text-box>
            </draw:frame>
          </draw:g>
        </draw:g>
        <draw:line draw:style-name="gr31" draw:text-style-name="P1" draw:layer="layout" svg:x1="5.185cm" svg:y1="3.598cm" svg:x2="5.185cm" svg:y2="5.82cm">
          <text:p/>
        </draw:line>
        <draw:frame draw:style-name="gr32" draw:text-style-name="P16" draw:layer="layout" svg:width="6.877cm" svg:height="1.415cm" svg:x="1.105cm" svg:y="9.942cm">
          <draw:text-box>
            <text:p text:style-name="P4"><text:span text:style-name="T10">Application Server</text:span><text:span text:style-name="T10"><text:line-break/></text:span><text:span text:style-name="T11">(VirtualGL Server)</text:span></text:p>
          </draw:text-box>
        </draw:frame>
        <draw:frame draw:style-name="gr33" draw:text-style-name="P17" draw:layer="layout" svg:width="1.551cm" svg:height="0.471cm" svg:x="8.497cm" svg:y="11.378cm">
          <draw:text-box>
            <text:p text:style-name="P4"><text:span text:style-name="T12">Network</text:span></text:p>
          </draw:text-box>
        </draw:frame>
        <draw:frame draw:style-name="gr34" draw:text-style-name="P15" draw:layer="layout" svg:width="1.93cm" svg:height="0.395cm" draw:transform="rotate (-1.57079632679579) translate (5.649cm 4.108cm)">
          <draw:text-box>
            <text:p text:style-name="P2"><text:span text:style-name="T9">X11</text:span></text:p>
          </draw:text-box>
        </draw:frame>
        <draw:frame draw:style-name="gr34" draw:text-style-name="P15" draw:layer="layout" svg:width="1.612cm" svg:height="0.395cm" draw:transform="rotate (-1.57079632679579) translate (5.149cm 3.708cm)">
          <draw:text-box>
            <text:p text:style-name="P2"><text:span text:style-name="T9">Transport</text:span></text:p>
          </draw:text-box>
        </draw:frame>
        <draw:line draw:style-name="gr27" draw:text-style-name="P1" draw:layer="layout" svg:x1="3.581cm" svg:y1="3.28cm" svg:x2="2.964cm" svg:y2="3.28cm">
          <text:p/>
        </draw:line>
        <draw:line draw:style-name="gr35" draw:text-style-name="P1" draw:layer="layout" svg:x1="4.233cm" svg:y1="3.598cm" svg:x2="4.233cm" svg:y2="6.9cm">
          <text:p/>
        </draw:line>
        <draw:frame draw:style-name="gr36" draw:text-style-name="P9" draw:layer="layout" svg:width="1.032cm" svg:height="0.633cm" svg:x="3.209cm" svg:y="7.146cm">
          <draw:text-box>
            <text:p text:style-name="P2"><text:span text:style-name="T4">EGL</text:span></text:p>
          </draw:text-box>
        </draw:frame>
        <draw:line draw:style-name="gr35" draw:text-style-name="P1" draw:layer="layout" svg:x1="4.233cm" svg:y1="6.9cm" svg:x2="3.09cm" svg:y2="6.9cm">
          <text:p/>
        </draw:line>
        <draw:line draw:style-name="gr10" draw:text-style-name="P1" draw:layer="layout" svg:x1="3.09cm" svg:y1="6.9cm" svg:x2="3.09cm" svg:y2="8.678cm">
          <text:p/>
        </draw:line>
        <draw:frame draw:style-name="gr37" draw:text-style-name="P18" draw:layer="layout" svg:width="0.709cm" svg:height="0.396cm" svg:x="4.212cm" svg:y="7.154cm">
          <draw:text-box>
            <text:p text:style-name="P2"><text:span text:style-name="T13">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8$Unix OpenOffice.org_project/418m3$Build-9803</meta:generator>
    <meta:creation-date>2004-08-26T14:18:38</meta:creation-date>
    <dc:creator>D R C</dc:creator>
    <dc:date>2024-02-18T13:15:38</dc:date>
    <meta:editing-cycles>32</meta:editing-cycles>
    <meta:editing-duration>PT3H22M8S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